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.089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8.246cm"/>
    </style:style>
    <style:style style:name="Table1.B" style:family="table-column">
      <style:table-column-properties style:column-width="9.843cm"/>
    </style:style>
    <style:style style:name="Table1.1" style:family="table-row">
      <style:table-row-properties style:min-row-height="3.134cm"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08fe11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Comic Sans MS"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rsid="0008fe11" officeooo:paragraph-rsid="0008fe1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rsid="00095eb6" officeooo:paragraph-rsid="00095eb6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Comic Sans MS" fo:font-size="12pt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Comic Sans MS" fo:font-size="12pt" officeooo:rsid="0008fe11" officeooo:paragraph-rsid="0008fe11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Comic Sans MS" fo:font-size="12pt" officeooo:rsid="001a1171" officeooo:paragraph-rsid="001a1171" style:font-size-asian="12pt" style:font-size-complex="12pt"/>
    </style:style>
    <style:style style:name="P9" style:family="paragraph" style:parent-style-name="Standard" style:list-style-name="L1">
      <style:paragraph-properties fo:margin-top="0cm" fo:margin-bottom="0cm" loext:contextual-spacing="false" fo:line-height="100%"/>
      <style:text-properties officeooo:rsid="00095eb6" officeooo:paragraph-rsid="00095eb6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rsid="0009dabc" officeooo:paragraph-rsid="0009dabc"/>
    </style:style>
    <style:style style:name="P11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style:font-name="Comic Sans MS" fo:font-size="12pt" style:font-size-asian="12pt" style:font-size-complex="12pt"/>
    </style:style>
    <style:style style:name="T2" style:family="text">
      <style:text-properties style:font-name="Comic Sans MS" fo:font-size="12pt" officeooo:rsid="0008fe11" style:font-size-asian="12pt" style:font-size-complex="12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11pt" style:font-size-asian="9.60000038146973pt" style:font-size-complex="11pt"/>
    </style:style>
    <style:style style:name="T5" style:family="text">
      <style:text-properties fo:font-size="11pt" officeooo:rsid="00095eb6" style:font-size-asian="9.60000038146973pt" style:font-size-complex="11pt"/>
    </style:style>
    <style:style style:name="T6" style:family="text">
      <style:text-properties officeooo:rsid="00095eb6"/>
    </style:style>
    <style:style style:name="T7" style:family="text">
      <style:text-properties fo:color="#000000" style:font-name="Comic Sans MS" fo:font-size="16pt" style:font-size-asian="16pt" style:font-size-complex="16pt"/>
    </style:style>
    <style:style style:name="T8" style:family="text">
      <style:text-properties officeooo:rsid="0018a2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0.631cm" fo:min-width="3.029cm" fo:padding-top="0.127cm" fo:padding-bottom="0.127cm" fo:padding-left="0.254cm" fo:padding-right="0.254cm" fo:wrap-option="wrap" fo:margin-left="0.318cm" fo:margin-right="0.383cm" fo:margin-top="0cm" fo:margin-bottom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0.769cm" fo:min-width="1.979cm" fo:padding-top="0.127cm" fo:padding-bottom="0.127cm" fo:padding-left="0.254cm" fo:padding-right="0.254cm" fo:wrap-option="wrap" fo:margin-left="0.318cm" fo:margin-right="0.372cm" fo:margin-top="0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custom-shape text:anchor-type="paragraph" draw:z-index="1" draw:name="Text Box 1" draw:style-name="gr2" draw:text-style-name="P11" svg:width="2.486cm" svg:height="1.022cm" svg:x="2.147cm" svg:y="-0.377cm"><text:p text:style-name="Frame_20_contents"><text:span text:style-name="T7">GENRE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ci-fi</text:p>
          </table:table-cell>
          <table:table-cell table:style-name="Table1.A1" office:value-type="string">
            <text:p text:style-name="P3"><draw:custom-shape text:anchor-type="paragraph" draw:z-index="0" draw:name="Text Box 2" draw:style-name="gr1" draw:text-style-name="P11" svg:width="3.536cm" svg:height="0.884cm" svg:x="2.489cm" svg:y="-0.377cm"><text:p text:style-name="Frame_20_contents"><text:span text:style-name="T7">FEATURES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3">Spaceships, Aliens, outer space, time travel, other worlds, teleporting, telepathy, flying cars, ray guns, lots of imagination, lots of unusual ideas.</text:p>
          </table:table-cell>
        </table:table-row>
        <table:table-row table:style-name="Table1.1">
          <table:table-cell table:style-name="Table1.A1" office:value-type="string">
            <text:p text:style-name="P3">detective/crime</text:p>
          </table:table-cell>
          <table:table-cell table:style-name="Table1.A1" office:value-type="string">
            <text:p text:style-name="P3">detective, solving a crime, lots of clues, making the reader think ‘who committed the crime?’ police, villains, a twist at the end, lots of suspense, lots of thrill<text:span text:style-name="T8">ocraina</text:span></text:p>
            <text:p text:style-name="P8">8</text:p>
          </table:table-cell>
        </table:table-row>
        <table:table-row table:style-name="Table1.1">
          <table:table-cell table:style-name="Table1.A1" office:value-type="string">
            <text:p text:style-name="P3">Fantasy</text:p>
          </table:table-cell>
          <table:table-cell table:style-name="Table1.A1" office:value-type="string">
            <text:p text:style-name="P1"><text:span text:style-name="T1">Witches, castl</text:span><text:bookmark text:name="_GoBack"/><text:span text:style-name="T1">e</text:span><text:span text:style-name="T2">s, dragons, unicorns, sparkles, towels, towers, magic, intresting characters, magical animals</text:span></text:p>
          </table:table-cell>
        </table:table-row>
        <table:table-row table:style-name="Table1.1">
          <table:table-cell table:style-name="Table1.A1" office:value-type="string">
            <text:p text:style-name="P3">Adventure</text:p>
          </table:table-cell>
          <table:table-cell table:style-name="Table1.A1" office:value-type="string">
            <text:p text:style-name="P2"><text:span text:style-name="T1">lots of actio</text:span><text:span text:style-name="T2">n, polar bears, the jungle, exploration, getting lost in the storm, suspense, excitement, fit, courageous, brave, strong, interesting locations</text:span></text:p>
            <text:p text:style-name="P7"><text:s text:c="2"/></text:p>
          </table:table-cell>
        </table:table-row>
        <table:table-row table:style-name="Table1.1">
          <table:table-cell table:style-name="Table1.A1" office:value-type="string">
            <text:p text:style-name="P4">Graphic novels <text:s text:c="47"/></text:p>
          </table:table-cell>
          <table:table-cell table:style-name="Table1.A1" office:value-type="string">
            <text:p text:style-name="P4"><text:span text:style-name="T6">Very expertly done pictures</text:span>, puns, suspence, big words like<text:span text:style-name="T3"> BANG!</text:span></text:p>
            <text:p text:style-name="P4"><text:span text:style-name="T4">Speech </text:span><text:span text:style-name="T5">bubbles</text:span><text:span text:style-name="T4">, super heroes</text:span></text:p>
          </table:table-cell>
        </table:table-row>
        <table:table-row table:style-name="Table1.1">
          <table:table-cell table:style-name="Table1.A1" office:value-type="string">
            <text:p text:style-name="P5">Fairy tales </text:p>
          </table:table-cell>
          <table:table-cell table:style-name="Table1.A1" office:value-type="string">
            <text:list xml:id="list3007575185" text:style-name="L1">
              <text:list-header>
                <text:p text:style-name="P9">Magical animals, magic, wizards, witches, palaces, castles, kings, royalety,queens, princesess, princes, good and evil</text:p>
              </text:list-header>
            </text:list>
          </table:table-cell>
        </table:table-row>
        <table:table-row table:style-name="Table1.1">
          <table:table-cell table:style-name="Table1.A1" office:value-type="string">
            <text:p text:style-name="P10">factual</text:p>
          </table:table-cell>
          <table:table-cell table:style-name="Table1.A1" office:value-type="string">
            <text:p text:style-name="P10">Facts, correct information, pictures,categorys,index.</text:p>
          </table:table-cell>
        </table:table-row>
        <text:soft-page-break/>
        <table:table-row table:style-name="Table1.1">
          <table:table-cell table:style-name="Table1.A1" office:value-type="string">
            <text:p text:style-name="P10">food/recipes</text:p>
          </table:table-cell>
          <table:table-cell table:style-name="Table1.A1" office:value-type="string">
            <text:p text:style-name="P10">Lists of ingredients,pictures,instructions number points/bullet points,index,ctegory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5</meta:editing-cycles>
    <meta:creation-date>2020-05-19T13:49:00</meta:creation-date>
    <dc:date>2020-05-22T12:38:39.306268269</dc:date>
    <meta:editing-duration>PT26M1S</meta:editing-duration>
    <meta:generator>LibreOffice/6.0.7.3$Linux_X86_64 LibreOffice_project/00m0$Build-3</meta:generator>
    <meta:document-statistic meta:table-count="1" meta:image-count="0" meta:object-count="0" meta:page-count="2" meta:paragraph-count="21" meta:word-count="133" meta:character-count="1080" meta:non-whitespace-character-count="91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